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2.237cm" fo:break-before="auto" style:use-optimal-row-height="true"/>
    </style:style>
    <style:style style:name="ro19" style:family="table-row">
      <style:table-row-properties style:row-height="1.106cm" fo:break-before="auto" style:use-optimal-row-height="true"/>
    </style:style>
    <style:style style:name="ro20" style:family="table-row">
      <style:table-row-properties style:row-height="1.776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99pt solid #000000" fo:background-color="#ffb53a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ffc05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99pt solid #000000" fo:background-color="#ffcd7b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0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4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9" style:family="table-cell" style:parent-style-name="Default">
      <style:table-cell-properties fo:background-color="#ffc05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ffcd7b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27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2" style:family="table-cell" style:parent-style-name="Default">
      <style:table-cell-properties fo:border-bottom="0.99pt solid #000000" fo:background-color="#ffc05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ffcd7b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7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number-columns-repeated="5" table:default-cell-style-name="ce24"/>
        <table:table-column table:style-name="co1" table:default-cell-style-name="ce37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Horario de rutina técnico: Reforzado I (Nivel 5) [PATRÓN LIBRA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Lunes</text:p>
          </table:table-cell>
          <table:table-cell table:style-name="ce19" office:value-type="string" calcext:value-type="string">
            <text:p>Martes</text:p>
          </table:table-cell>
          <table:table-cell table:style-name="ce19" office:value-type="string" calcext:value-type="string">
            <text:p>Miércoles</text:p>
          </table:table-cell>
          <table:table-cell table:style-name="ce19" office:value-type="string" calcext:value-type="string">
            <text:p>Jueves</text:p>
          </table:table-cell>
          <table:table-cell table:style-name="ce19" office:value-type="string" calcext:value-type="string">
            <text:p>Viernes</text:p>
          </table:table-cell>
          <table:table-cell table:style-name="ce19" office:value-type="string" calcext:value-type="string">
            <text:p>Sábado</text:p>
          </table:table-cell>
          <table:table-cell table:style-name="ce32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Día Mixto</text:p>
          </table:table-cell>
          <table:table-cell table:number-columns-repeated="4" table:style-name="ce21" office:value-type="string" calcext:value-type="string">
            <text:p>Día Mixto</text:p>
          </table:table-cell>
          <table:table-cell table:style-name="ce21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0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2"/>
          <table:covered-table-cell table:style-name="ce36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<text:span text:style-name="T1">08:30hs</text:span></text:p>
            <text:p><text:span text:style-name="T1">-</text:span></text:p>
            <text:p><text:span text:style-name="T1">09:30hs</text:span></text:p>
          </table:table-cell>
          <table:table-cell office:value-type="string" calcext:value-type="string">
            <text:p><text:span text:style-name="T1">08:30hs</text:span></text:p>
            <text:p><text:span text:style-name="T1">-</text:span></text:p>
            <text:p><text:span text:style-name="T1">09:30hs</text:span></text:p>
          </table:table-cell>
          <table:table-cell office:value-type="string" calcext:value-type="string">
            <text:p><text:span text:style-name="T1">06:00hs</text:span></text:p>
            <text:p><text:span text:style-name="T1">-</text:span></text:p>
            <text:p><text:span text:style-name="T1">07:10hs</text:span></text:p>
          </table:table-cell>
          <table:table-cell office:value-type="string" calcext:value-type="string">
            <text:p><text:span text:style-name="T1">08:30hs</text:span></text:p>
            <text:p><text:span text:style-name="T1">-</text:span></text:p>
            <text:p><text:span text:style-name="T1">09:30hs</text:span></text:p>
          </table:table-cell>
          <table:table-cell office:value-type="string" calcext:value-type="string">
            <text:p><text:span text:style-name="T1">08:30hs</text:span></text:p>
            <text:p><text:span text:style-name="T1">-</text:span></text:p>
            <text:p><text:span text:style-name="T1">09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<text:span text:style-name="T1">08:30hs: Galactic</text:span></text:p>
            <text:p><text:span text:style-name="T1">Gym</text:span></text:p>
            <text:p><text:span text:style-name="T2">09:00hs</text:span></text:p>
          </table:table-cell>
          <table:table-cell office:value-type="string" calcext:value-type="string">
            <text:p><text:span text:style-name="T1">08:30hs: Galactic</text:span></text:p>
            <text:p><text:span text:style-name="T1">Gym</text:span></text:p>
            <text:p><text:span text:style-name="T2">09:00hs</text:span></text:p>
          </table:table-cell>
          <table:table-cell office:value-type="string" calcext:value-type="string">
            <text:p><text:span text:style-name="T1">08:30hs: Galactic</text:span></text:p>
            <text:p><text:span text:style-name="T1">Gym</text:span></text:p>
            <text:p><text:span text:style-name="T2">09:00hs</text:span></text:p>
          </table:table-cell>
          <table:table-cell office:value-type="string" calcext:value-type="string">
            <text:p>06:00hs: Galactic</text:p>
            <text:p>Gym</text:p>
            <text:p><text:span text:style-name="T3">06:30hs</text:span></text:p>
          </table:table-cell>
          <table:table-cell office:value-type="string" calcext:value-type="string">
            <text:p><text:span text:style-name="T1">08:30hs: Galactic</text:span></text:p>
            <text:p><text:span text:style-name="T1">Gym</text:span></text:p>
            <text:p><text:span text:style-name="T2">09:00hs</text:span></text:p>
          </table:table-cell>
          <table:table-cell office:value-type="string" calcext:value-type="string">
            <text:p><text:span text:style-name="T1">08:30hs: Galactic</text:span></text:p>
            <text:p><text:span text:style-name="T1">Gym</text:span></text:p>
            <text:p><text:span text:style-name="T2">09:00hs</text:span></text:p>
          </table:table-cell>
          <table:table-cell table:style-name="ce38" table:number-columns-spanned="1" table:number-rows-spanned="12"/>
          <table:table-cell table:number-columns-repeated="2"/>
        </table:table-row>
        <table:table-row table:style-name="ro8">
          <table:table-cell/>
          <table:table-cell office:value-type="string" calcext:value-type="string">
            <text:p>09:00hs:</text:p>
            <text:p><text:span text:style-name="T1">Desayuno</text:span></text:p>
            <text:p><text:span text:style-name="T3">09:30hs</text:span></text:p>
          </table:table-cell>
          <table:table-cell office:value-type="string" calcext:value-type="string">
            <text:p><text:span text:style-name="T1">09:00hs:</text:span></text:p>
            <text:p><text:span text:style-name="T1">Desayuno</text:span></text:p>
            <text:p><text:span text:style-name="T2">09:30hs</text:span></text:p>
          </table:table-cell>
          <table:table-cell office:value-type="string" calcext:value-type="string">
            <text:p><text:span text:style-name="T1">09:00hs:</text:span></text:p>
            <text:p><text:span text:style-name="T1">Desayuno</text:span></text:p>
            <text:p><text:span text:style-name="T2">09:30hs</text:span></text:p>
          </table:table-cell>
          <table:table-cell office:value-type="string" calcext:value-type="string">
            <text:p><text:span text:style-name="T1">06:30hs:</text:span></text:p>
            <text:p><text:span text:style-name="T1">Desayuno</text:span></text:p>
            <text:p><text:span text:style-name="T2">07:00hs</text:span></text:p>
          </table:table-cell>
          <table:table-cell office:value-type="string" calcext:value-type="string">
            <text:p><text:span text:style-name="T1">09:00hs:</text:span></text:p>
            <text:p><text:span text:style-name="T1">Desayuno</text:span></text:p>
            <text:p><text:span text:style-name="T2">09:30hs</text:span></text:p>
          </table:table-cell>
          <table:table-cell office:value-type="string" calcext:value-type="string">
            <text:p><text:span text:style-name="T1">09:00hs:</text:span></text:p>
            <text:p><text:span text:style-name="T1">Desayuno</text:span></text:p>
            <text:p><text:span text:style-name="T2">09:30hs</text:span></text:p>
          </table:table-cell>
          <table:covered-table-cell/>
          <table:table-cell table:number-columns-repeated="2"/>
        </table:table-row>
        <table:table-row table:style-name="ro9">
          <table:table-cell table:number-columns-repeated="4"/>
          <table:table-cell office:value-type="string" calcext:value-type="string">
            <text:p>07:00hs:</text:p>
            <text:p>Paseo</text:p>
            <text:p>Matutino</text:p>
            <text:p><text:span text:style-name="T3">07:45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<text:span text:style-name="T1">07:00hs:</text:span></text:p>
            <text:p><text:span text:style-name="T1">Proyecto Zero o</text:span></text:p>
            <text:p><text:span text:style-name="T1">Desarrollo Web</text:span></text:p>
            <text:p><text:span text:style-name="T2">09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0">
          <table:table-cell table:number-columns-repeated="4"/>
          <table:table-cell office:value-type="string" calcext:value-type="string">
            <text:p>09:00hs:</text:p>
            <text:p>Espacio de</text:p>
            <text:p>Juego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1"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<text:span text:style-name="T1">09:30hs:</text:span></text:p>
            <text:p><text:span text:style-name="T1">Proyecto Zero o</text:span></text:p>
            <text:p><text:span text:style-name="T1">Desarrollo Web</text:span></text:p>
            <text:p><text:span text:style-name="T2">12:00hs</text:span></text:p>
          </table:table-cell>
          <table:table-cell office:value-type="string" calcext:value-type="string">
            <text:p><text:span text:style-name="T1">09:30hs:</text:span></text:p>
            <text:p><text:span text:style-name="T1">Proyecto Zero o</text:span></text:p>
            <text:p><text:span text:style-name="T1">Desarrollo Web</text:span></text:p>
            <text:p><text:span text:style-name="T2">12:00hs</text:span></text:p>
          </table:table-cell>
          <table:table-cell office:value-type="string" calcext:value-type="string">
            <text:p><text:span text:style-name="T1">10:00hs:</text:span></text:p>
            <text:p><text:span text:style-name="T1">Proyecto Zero o</text:span></text:p>
            <text:p><text:span text:style-name="T1">Desarrollo Web</text:span></text:p>
            <text:p><text:span text:style-name="T2">11:30hs</text:span></text:p>
          </table:table-cell>
          <table:table-cell office:value-type="string" calcext:value-type="string">
            <text:p><text:span text:style-name="T1">09:30hs:</text:span></text:p>
            <text:p><text:span text:style-name="T1">Proyecto Zero o</text:span></text:p>
            <text:p><text:span text:style-name="T1">Desarrollo Web</text:span></text:p>
            <text:p><text:span text:style-name="T2">12:00hs</text:span></text:p>
          </table:table-cell>
          <table:table-cell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<text:span text:style-name="T1">09:30hs:</text:span></text:p>
            <text:p><text:span text:style-name="T1">Proyecto Zero o</text:span></text:p>
            <text:p><text:span text:style-name="T1">Desarrollo Web</text:span></text:p>
            <text:p><text:span text:style-name="T2">13:00hs</text:span></text:p>
          </table:table-cell>
          <table:table-cell office:value-type="string" calcext:value-type="string">
            <text:p><text:span text:style-name="T1">12:00hs:Reciclaje</text:span></text:p>
            <text:p><text:span text:style-name="T2">13:00hs</text:span></text:p>
          </table:table-cell>
          <table:table-cell office:value-type="string" calcext:value-type="string">
            <text:p><text:span text:style-name="T1">12:00hs:Reciclaje</text:span></text:p>
            <text:p><text:span text:style-name="T2">12:30hs</text:span></text:p>
          </table:table-cell>
          <table:table-cell/>
          <table:table-cell office:value-type="string" calcext:value-type="string">
            <text:p><text:span text:style-name="T1">12:30hs:Reciclaje</text:span></text:p>
            <text:p><text:span text:style-name="T2">13:00hs</text:span></text:p>
          </table:table-cell>
          <table:table-cell office:value-type="string" calcext:value-type="string">
            <text:p><text:span text:style-name="T1">12:00hs:Reciclaje</text:span></text:p>
            <text:p><text:span text:style-name="T2">12:30hs</text:span></text:p>
          </table:table-cell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3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table-cell office:value-type="string" calcext:value-type="string">
            <text:p><text:span text:style-name="T1">13:00hs:Almuerzo</text:span></text:p>
            <text:p><text:span text:style-name="T2">14:3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 Zero o</text:span></text:p>
            <text:p><text:span text:style-name="T1">Desarrollo Web</text:span></text:p>
            <text:p><text:span text:style-name="T2">22:00hs</text:span></text:p>
          </table:table-cell>
          <table:table-cell office:value-type="string" calcext:value-type="string">
            <text:p><text:span text:style-name="T1">14:30hs:</text:span></text:p>
            <text:p><text:span text:style-name="T1">Paseo de</text:span></text:p>
            <text:p><text:span text:style-name="T1">mediodía</text:span></text:p>
            <text:p><text:span text:style-name="T2">15:15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 Zero o</text:span></text:p>
            <text:p><text:span text:style-name="T1">Desarrollo Web</text:span></text:p>
            <text:p><text:span text:style-name="T2">15:30hs</text:span></text:p>
          </table:table-cell>
          <table:table-cell office:value-type="string" calcext:value-type="string">
            <text:p><text:span text:style-name="T1">14:30hs:</text:span></text:p>
            <text:p><text:span text:style-name="T1">Proyecto Zero o</text:span></text:p>
            <text:p><text:span text:style-name="T1">Desarrollo Web</text:span></text:p>
            <text:p><text:span text:style-name="T2">16:50hs</text:span></text:p>
          </table:table-cell>
          <table:table-cell office:value-type="string" calcext:value-type="string">
            <text:p><text:span text:style-name="T1">15:00hs:</text:span></text:p>
            <text:p><text:span text:style-name="T1">Momento de</text:span></text:p>
            <text:p><text:span text:style-name="T1">Redes Sociales</text:span></text:p>
            <text:p><text:span text:style-name="T2">15:20hs</text:span></text:p>
          </table:table-cell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1">15:15hs:</text:span></text:p>
            <text:p><text:span text:style-name="T1">Proyecto Zero o</text:span></text:p>
            <text:p><text:span text:style-name="T1">Desarrollo Web</text:span></text:p>
            <text:p><text:span text:style-name="T2">16:40hs</text:span></text:p>
          </table:table-cell>
          <table:table-cell/>
          <table:table-cell office:value-type="string" calcext:value-type="string">
            <text:p><text:span text:style-name="T1">15:15hs: </text:span></text:p>
            <text:p><text:span text:style-name="T1">Proyecto Zero o</text:span></text:p>
            <text:p><text:span text:style-name="T1">Desarrollo Web</text:span></text:p>
            <text:p><text:span text:style-name="T2">16:15hs</text:span></text:p>
          </table:table-cell>
          <table:table-cell office:value-type="string" calcext:value-type="string">
            <text:p><text:span text:style-name="T1">15:30hs:Ducha</text:span></text:p>
            <text:p><text:span text:style-name="T2">16:3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3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3">Resto del día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table:style-name="ce13" office:value-type="string" calcext:value-type="string">
            <text:p><text:span text:style-name="T1">16:40hs:</text:span></text:p>
            <text:p><text:span text:style-name="T1">Momento de</text:span></text:p>
            <text:p><text:span text:style-name="T1">Redes Sociales</text:span></text:p>
            <text:p><text:span text:style-name="T2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3">16:25hs</text:span></text:p>
          </table:table-cell>
          <table:table-cell office:value-type="string" calcext:value-type="string">
            <text:p><text:span text:style-name="T1">16:30hs:</text:span></text:p>
            <text:p><text:span text:style-name="T1">Estudio/</text:span></text:p>
            <text:p><text:span text:style-name="T1">Trabajo</text:span></text:p>
            <text:p><text:span text:style-name="T2">17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/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office:value-type="string" calcext:value-type="string">
            <text:p><text:span text:style-name="T1">16:25hs: </text:span></text:p>
            <text:p><text:span text:style-name="T1">Proyecto Zero o</text:span></text:p>
            <text:p><text:span text:style-name="T1">Desarrollo Web</text:span></text:p>
            <text:p><text:span text:style-name="T2">17:35hs</text:span></text:p>
          </table:table-cell>
          <table:table-cell office:value-type="string" calcext:value-type="string">
            <text:p><text:span text:style-name="T1">17:00hs: Hora </text:span></text:p>
            <text:p><text:span text:style-name="T1">Blanca</text:span></text:p>
            <text:p><text:span text:style-name="T2">18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 Zero o</text:span></text:p>
            <text:p><text:span text:style-name="T1">Desarrollo Web</text:span></text:p>
            <text:p><text:span text:style-name="T2">20:2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<text:span text:style-name="T1">18:00hs:</text:span></text:p>
            <text:p><text:span text:style-name="T1">Proyecto Zero o</text:span></text:p>
            <text:p><text:span text:style-name="T1">Desarrollo Web</text:span></text:p>
            <text:p><text:span text:style-name="T2">22:05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 Zero o</text:span></text:p>
            <text:p><text:span text:style-name="T1">Desarrollo Web</text:span></text:p>
            <text:p><text:span text:style-name="T3">20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3">21:30hs</text:span></text:p>
          </table:table-cell>
          <table:table-cell/>
          <table:table-cell table:style-name="ce38" table:number-columns-spanned="1" table:number-rows-spanned="4"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1">23:05hs:</text:span></text:p>
            <text:p><text:span text:style-name="T1">Espacio de</text:span></text:p>
            <text:p><text:span text:style-name="T1">Juego</text:span></text:p>
            <text:p><text:span text:style-name="T2">Resto del día</text:span></text:p>
          </table:table-cell>
          <table:table-cell office:value-type="string" calcext:value-type="string">
            <text:p>22:00hs:Baño</text:p>
            <text:p><text:span text:style-name="T3">23:00hs</text:span></text:p>
          </table:table-cell>
          <table:table-cell office:value-type="string" calcext:value-type="string">
            <text:p><text:span text:style-name="T1">18:00hs:</text:span></text:p>
            <text:p><text:span text:style-name="T1">Proyecto Zero o</text:span></text:p>
            <text:p><text:span text:style-name="T1">Desarrollo Web</text:span></text:p>
            <text:p><text:span text:style-name="T3">23:20hs</text:span></text:p>
          </table:table-cell>
          <table:table-cell office:value-type="string" calcext:value-type="string">
            <text:p><text:span text:style-name="T1">20:00hs:Ducha</text:span></text:p>
            <text:p><text:span text:style-name="T2">21:0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23:00hs:</text:p>
            <text:p>Momento de</text:p>
            <text:p>Finanzas</text:p>
            <text:p><text:span text:style-name="T3">23:10hs</text:span></text:p>
          </table:table-cell>
          <table:table-cell/>
          <table:table-cell office:value-type="string" calcext:value-type="string">
            <text:p><text:span text:style-name="T1">21:00hs:</text:span></text:p>
            <text:p><text:span text:style-name="T1">Proyecto Zero o</text:span></text:p>
            <text:p><text:span text:style-name="T1">Desarrollo Web</text:span></text:p>
            <text:p><text:span text:style-name="T2">23:30hs</text:span></text:p>
          </table:table-cell>
          <table:table-cell office:value-type="string" calcext:value-type="string">
            <text:p><text:span text:style-name="T1">22:00hs:</text:span></text:p>
            <text:p><text:span text:style-name="T1">Proyecto Zero o</text:span></text:p>
            <text:p><text:span text:style-name="T1">Desarrollo Web</text:span></text:p>
            <text:p><text:span text:style-name="T2">00:50hs</text:span></text:p>
          </table:table-cell>
          <table:table-cell/>
          <table:covered-table-cell/>
          <table:table-cell table:number-columns-repeated="2"/>
        </table:table-row>
        <table:table-row table:style-name="ro18">
          <table:table-cell table:number-columns-repeated="2"/>
          <table:table-cell office:value-type="string" calcext:value-type="string">
            <text:p><text:span text:style-name="T1">23:10hs:</text:span></text:p>
            <text:p><text:span text:style-name="T1">Espacio de</text:span></text:p>
            <text:p><text:span text:style-name="T1">Juego</text:span></text:p>
            <text:p><text:span text:style-name="T2">Resto del día</text:span></text:p>
          </table:table-cell>
          <table:table-cell table:style-name="ce27" office:value-type="string" calcext:value-type="string">
            <text:p>23:20hs:</text:p>
            <text:p>Espacio de</text:p>
            <text:p>Juego</text:p>
            <text:p><text:span text:style-name="T3">Resto del día</text:span></text:p>
          </table:table-cell>
          <table:table-cell office:value-type="string" calcext:value-type="string">
            <text:p>23:30hs:</text:p>
            <text:p>Espacio de</text:p>
            <text:p>Juego</text:p>
            <text:p><text:span text:style-name="T3">Resto del día</text:span></text:p>
          </table:table-cell>
          <table:table-cell office:value-type="string" calcext:value-type="string">
            <text:p>00:50hs:</text:p>
            <text:p>Espacio de</text:p>
            <text:p>Juego</text:p>
            <text:p><text:span text:style-name="T3">Resto del día</text:span></text:p>
          </table:table-cell>
          <table:table-cell/>
          <table:covered-table-cell/>
          <table:table-cell table:number-columns-repeated="2"/>
        </table:table-row>
        <table:table-row table:style-name="ro19">
          <table:table-cell/>
          <table:table-cell table:style-name="ce14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table:style-name="ce72" office:value-type="string" calcext:value-type="string">
            <text:p>22:00hs</text:p>
            <text:p>-</text:p>
            <text:p>03:00hs</text:p>
          </table:table-cell>
          <table:table-cell table:style-name="ce82" office:value-type="string" calcext:value-type="string">
            <text:p><text:span text:style-name="T1">22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21:00hs</text:p>
            <text:p>-</text:p>
            <text:p>22:30hs</text:p>
          </table:table-cell>
          <table:table-cell table:style-name="ce82" office:value-type="string" calcext:value-type="string">
            <text:p>21:30hs</text:p>
            <text:p>-</text:p>
            <text:p>00:00hs</text:p>
          </table:table-cell>
          <table:table-cell table:style-name="ce82" office:value-type="string" calcext:value-type="string">
            <text:p><text:span text:style-name="T1">22:00hs</text:span></text:p>
            <text:p><text:span text:style-name="T1">-</text:span></text:p>
            <text:p><text:span text:style-name="T1">03:00hs</text:span></text:p>
          </table:table-cell>
          <table:table-cell table:style-name="ce82" office:value-type="string" calcext:value-type="string">
            <text:p><text:span text:style-name="T1">22:00hs</text:span></text:p>
            <text:p><text:span text:style-name="T1">-</text:span></text:p>
            <text:p><text:span text:style-name="T1">03:00hs</text:span></text:p>
          </table:table-cell>
          <table:table-cell table:style-name="ce39" office:value-type="string" calcext:value-type="string">
            <text:p><text:span text:style-name="T1">22:00hs</text:span></text:p>
            <text:p><text:span text:style-name="T1">-</text:span></text:p>
            <text:p><text:span text:style-name="T1">03:00hs</text:span></text:p>
          </table:table-cell>
          <table:table-cell table:number-columns-repeated="2"/>
        </table:table-row>
        <table:table-row table:style-name="ro21" table:number-rows-repeated="6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6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4:55:16.9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4H27M50S</meta:editing-duration>
    <meta:editing-cycles>52</meta:editing-cycles>
    <meta:generator>LibreOffice/7.3.3.2$Windows_X86_64 LibreOffice_project/d1d0ea68f081ee2800a922cac8f79445e4603348</meta:generator>
    <dc:date>2024-01-12T15:05:50.376000000</dc:date>
    <meta:document-statistic meta:table-count="1" meta:cell-count="99" meta:object-count="0"/>
  </office:meta>
</office:document-meta>
</file>